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2" style:family="paragraph" style:parent-style-name="Footer">
      <style:paragraph-properties fo:text-align="center" style:justify-single-word="false"/>
      <style:text-properties fo:color="#6666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А еще Нив узнал, что пустыня с каждым годом неотвратимо наступает на город - не помогали даже механические укрепления, металлические щиты, возведенные за анильским морем, которые медленно разрушались под упорным натиском песков. Стены перестраивали каждый год, укрепляли песчаный грунт, который раскапывали огромными механическими машинами, едва выдерживающими свой вес, или же взрывали особыми химическими зарядами, а в образовавшийся котлован заливали цемент. Иногда с помощью мощных вакуумных установок загоняли глубоко в пески тяжелые металлические стержни, пробивая таким образом длинные скважины, куда потом закладывали новый грунт или все ту же строительную известку. Там же, где песок был совсем мелким как пыль, целые равнины покрывали смесью жидкого стекла с кислотой, из-за чего образовывался мутный неровный слой искусственного льда, похожий чем-то на затвердевшую магму.</text:p>
      <text:p text:style-name="P1">Кханд знал об укреплении песков почти все. Он говорил, что много лет назад, еще до того, как его отправили в пустыню, по берегам анильского моря пытались даже высаживать растения, которые могли бы выдержать солнцепек и оплели бы своими корнями иссушенную землю, однако те погибли после первого же дождя.</text:p>
      <text:p text:style-name="P1">Кханд как-то странно восхищался тем, что в пустыне все было обречено на смерть, и даже сама близость ее становилась губительной для тех, кому приходилось постоянно бороться с неумолимым наступлением песков. Кханд говорил, что они научились преодолевать притяжение планеты, строить гигантские корабли, развивавшие ускорение, которое люди не выдерживали даже в специальных противоперегрузочных камерах, наполненных водой, что они могут посылать радио-волны на миллиарды миль и составлять звездные карты, однако до сих пор не могут понять пустыню.</text:p>
      <text:p text:style-name="P1">В городе уже много лет пытались изучать движение песков, миграцию дюн, которая менялась каждый год с направлением ветра, однако если пустыня сразу за анильским морем еще просматривалась со спутников, то потом сигнал начинал слабеть, едва работала связь, компасы путали направления света, а еще дальше на юг начиналась зона молчания, где из-за сильного электромагнитного излучения сходили с ума все радары, а на снимках со спутников получалось слепое пятно, как тень, падавшая на планету. Многие даже не решались пролетать над зоной молчания на кораблях - рация не работала, в случае аварии никто бы не откликнулся на их аварийный сигнал, а во время песчаной бури нельзя было доверять даже приборам.</text:p>
      <text:p text:style-name="P1">Для составления карт зоны молчания использовали особое устройство, звуковой радар - Гира, или Голос, как иногда называл его <text:soft-page-break/>Кханд. Голос отслеживал колебания звуковой волны, записывая их в виде продольных дорожек на широкие черные диски из какого-то гибкого материала. Голос не мог работать в воздухе и, в отличие от обычных радаров, его сигналы распространялись всего на расстояние в несколько миль, поэтому инженерам, которые занимались изучением ландшафта мертвых земель, приходилось по много раз высаживаться в открытую пустыню, в красные пески, где никогда не шел дождь, а из-за раскаленного, обижигающего легкие воздуха прихосилось постоянно носить респираторную маску.</text:p>
      <text:p text:style-name="P1">Кханд говорил, что эти попытки записать изменения облика пустыни также бессмысленны, как и борьба с песком, который, по его мнению, неизбежно должен был занести весь город, однако в то же время он почему-то старательно считал все свои полеты, и в первый же день знакомства объявил Ниву, что скоро отправится в зону молчания в трехтысячный ра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5H31M09S</meta:editing-duration>
    <meta:editing-cycles>8</meta:editing-cycles>
    <meta:generator>OpenOffice.org/3.1$Win32 OpenOffice.org_project/310m11$Build-9399</meta:generator>
    <dc:date>2009-10-30T00:52:39.63</dc:date>
    <dc:creator>Василий Воронков</dc:creator>
    <meta:document-statistic meta:table-count="0" meta:image-count="0" meta:object-count="0" meta:page-count="2" meta:paragraph-count="7" meta:word-count="498" meta:character-count="3447"/>
    <meta:user-defined meta:name="Info 1"/>
    <meta:user-defined meta:name="Info 2"/>
    <meta:user-defined meta:name="Info 3"/>
    <meta:user-defined meta:name="Info 4"/>
  </office:meta>
</office:document-meta>
</file>